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d3811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85979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85979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35449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1f1c2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4fa5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none" officeooo:paragraph-rsid="0027d7db"/>
    </style:style>
    <style:style style:name="P44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17b791"/>
    </style:style>
    <style:style style:name="T4" style:family="text">
      <style:text-properties officeooo:rsid="000784d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dae5e" style:font-size-asian="10pt" style:font-size-complex="10pt"/>
    </style:style>
    <style:style style:name="T7" style:family="text">
      <style:text-properties fo:font-size="10pt" officeooo:rsid="0012cf0f" style:font-size-asian="10pt" style:font-size-complex="10pt"/>
    </style:style>
    <style:style style:name="T8" style:family="text">
      <style:text-properties fo:font-size="10pt" officeooo:rsid="0014ca9a" style:font-size-asian="10pt" style:font-size-complex="10pt"/>
    </style:style>
    <style:style style:name="T9" style:family="text">
      <style:text-properties fo:font-size="10pt" officeooo:rsid="0017f113" style:font-size-asian="10pt" style:font-size-complex="10pt"/>
    </style:style>
    <style:style style:name="T10" style:family="text">
      <style:text-properties fo:font-size="10pt" officeooo:rsid="001d3811" style:font-size-asian="10pt" style:font-size-complex="10pt"/>
    </style:style>
    <style:style style:name="T11" style:family="text">
      <style:text-properties fo:font-size="10pt" officeooo:rsid="0027d7db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1f1c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4fa5d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27d7db" style:font-size-asian="10pt" style:font-size-complex="10pt"/>
    </style:style>
    <style:style style:name="T19" style:family="text">
      <style:text-properties fo:font-size="10pt" style:text-underline-style="none" style:font-size-asian="10pt" style:font-size-complex="10pt"/>
    </style:style>
    <style:style style:name="T20" style:family="text">
      <style:text-properties fo:font-size="10pt" style:text-underline-style="none" officeooo:rsid="001d3811" style:font-size-asian="10pt" style:font-size-complex="10pt"/>
    </style:style>
    <style:style style:name="T21" style:family="text">
      <style:text-properties fo:font-size="10pt" style:text-underline-style="none" officeooo:rsid="0017f113" style:font-size-asian="10pt" style:font-size-complex="10pt"/>
    </style:style>
    <style:style style:name="T22" style:family="text">
      <style:text-properties officeooo:rsid="000fd72c"/>
    </style:style>
    <style:style style:name="T23" style:family="text">
      <style:text-properties officeooo:rsid="00100429"/>
    </style:style>
    <style:style style:name="T24" style:family="text">
      <style:text-properties officeooo:rsid="0012cf0f"/>
    </style:style>
    <style:style style:name="T25" style:family="text">
      <style:text-properties officeooo:rsid="0014ca9a"/>
    </style:style>
    <style:style style:name="T26" style:family="text">
      <style:text-properties officeooo:rsid="0021f1c2"/>
    </style:style>
    <style:style style:name="T27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172_3953744620"/><text:bookmark-start text:name="__DdeLink__204_3953744620"/><text:bookmark-start text:name="__DdeLink__178_3953744620"/><text:span text:style-name="T23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11">X = 250 //ITEM PRICE</text:p>
      <text:p text:style-name="P12">V = 12% //<text:bookmark-start text:name="__DdeLink__6_1051536132"/>VA<text:span text:style-name="T4">LUE ADDED </text:span>T<text:span text:style-name="T4">AX (VAT)</text:span><text:bookmark-end text:name="__DdeLink__6_1051536132"/></text:p>
      <text:p text:style-name="P17"><text:bookmark-start text:name="__DdeLink__324_4260413120"/>Q = ? //ITEM PRICE WITH VAT</text:p>
      <text:p text:style-name="P17"><text:bookmark-end text:name="__DdeLink__324_4260413120"/></text:p>
      <text:p text:style-name="P18"><text:span text:style-name="T6">TANONG</text:span><text:span text:style-name="T5">: WHAT IS ITEM PRICE WITH VAT?</text:span></text:p>
      <text:p text:style-name="P18"><text:span text:style-name="T6">SAGOT</text:span><text:span text:style-name="T5">:</text:span><text:bookmark-end text:name="__DdeLink__4_1051536132"/></text:p>
      <text:p text:style-name="P11"/>
      <text:p text:style-name="P11"/>
      <text:p text:style-name="P11"/>
      <text:p text:style-name="P11"/>
      <text:p text:style-name="P11"/>
      <text:p text:style-name="P37"><text:bookmark-start text:name="__DdeLink__612_2007942787"/>V = <text:span text:style-name="T27">12%</text:span></text:p>
      <text:p text:style-name="P37">V = <text:span text:style-name="T27">12%/100%</text:span></text:p>
      <text:p text:style-name="P37">V = 0.12<text:bookmark-end text:name="__DdeLink__612_2007942787"/></text:p>
      <text:p text:style-name="P37"/>
      <text:p text:style-name="P22"><text:bookmark-start text:name="__DdeLink__327_4260413120"/><text:bookmark-start text:name="__DdeLink__602_2007942787"/><text:bookmark-start text:name="__DdeLink__592_2007942787"/><text:bookmark-start text:name="__DdeLink__321_4260413120"/><text:span text:style-name="T9">Q = </text:span><text:span text:style-name="T13">X</text:span><text:span text:style-name="T9"> + </text:span><text:span text:style-name="T13">X*V</text:span></text:p>
      <text:p text:style-name="P22"><text:bookmark-start text:name="__DdeLink__318_4260413120"/><text:bookmark-end text:name="__DdeLink__592_2007942787"/><text:span text:style-name="T9">Q = </text:span><text:bookmark-start text:name="__DdeLink__594_2007942787"/><text:span text:style-name="T9">250 + </text:span><text:span text:style-name="T13">250*0.12</text:span><text:bookmark-end text:name="__DdeLink__594_2007942787"/></text:p>
      <text:p text:style-name="P28"><text:bookmark-end text:name="__DdeLink__318_4260413120"/><text:span text:style-name="T5">Q = </text:span><text:span text:style-name="T12">250 + 30</text:span></text:p>
      <text:p text:style-name="P35"><draw:custom-shape text:anchor-type="paragraph" draw:z-index="0" draw:name="Shape1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text:bookmark-end text:name="__DdeLink__602_2007942787"/></text:p>
      <text:p text:style-name="P35"><text:bookmark-end text:name="__DdeLink__327_4260413120"/><text:bookmark-end text:name="__DdeLink__321_4260413120"/></text:p>
      <text:p text:style-name="P11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10"><text:bookmark-start text:name="__DdeLink__172_39537446201"/><text:bookmark-start text:name="__DdeLink__186_3953744620"/><text:span text:style-name="T23">ALGEBRA </text:span><text:bookmark-start text:name="__DdeLink__170_39537446201"/><text:bookmark-end text:name="__DdeLink__172_39537446201"/>SKILL LEVEL <text:span text:style-name="T24">2</text:span>:<text:bookmark-end text:name="__DdeLink__186_3953744620"/><text:bookmark-end text:name="__DdeLink__170_39537446201"/></text:p>
      <text:p text:style-name="P6"><text:bookmark-start text:name="__DdeLink__4_10515361321"/>INPUTS: </text:p>
      <text:p text:style-name="P13"><text:bookmark-start text:name="__DdeLink__191_3953744620"/>X = ? //ITEM PRICE</text:p>
      <text:p text:style-name="P13">V = 12% //<text:bookmark-start text:name="__DdeLink__6_10515361321"/>VA<text:span text:style-name="T4">LUE ADDED </text:span>T<text:span text:style-name="T4">AX (VAT)</text:span><text:bookmark-end text:name="__DdeLink__6_10515361321"/></text:p>
      <text:p text:style-name="P19"><text:span text:style-name="T8">Q</text:span><text:span text:style-name="T7"> = 364 //ITEM PRICE WITH VAT</text:span><text:bookmark-end text:name="__DdeLink__191_3953744620"/></text:p>
      <text:p text:style-name="P13"/>
      <text:p text:style-name="P19"><text:span text:style-name="T6">TANONG</text:span><text:span text:style-name="T5">: </text:span><text:bookmark-start text:name="__DdeLink__194_3953744620"/><text:span text:style-name="T5">WHAT IS ITEM PRICE </text:span><text:span text:style-name="T7">WITHOUT VAT</text:span><text:span text:style-name="T5">?</text:span><text:bookmark-end text:name="__DdeLink__194_3953744620"/></text:p>
      <text:p text:style-name="P19"><text:span text:style-name="T6">SAGOT</text:span><text:span text:style-name="T5">:</text:span><text:bookmark-end text:name="__DdeLink__4_10515361321"/></text:p>
      <text:p text:style-name="P13"/>
      <text:p text:style-name="P11"/>
      <text:p text:style-name="P11"/>
      <text:p text:style-name="P11"/>
      <text:p text:style-name="P11"/>
      <text:p text:style-name="P37"><text:bookmark-start text:name="__DdeLink__614_2007942787"/>V = <text:span text:style-name="T27">12%</text:span></text:p>
      <text:p text:style-name="P37">V = <text:span text:style-name="T27">12%/100%</text:span></text:p>
      <text:p text:style-name="P43"><text:span text:style-name="T11">V = 0.12</text:span></text:p>
      <text:p text:style-name="P41"><text:bookmark-end text:name="__DdeLink__614_2007942787"/><text:span text:style-name="T18"/></text:p>
      <text:p text:style-name="P41"><text:bookmark-start text:name="__DdeLink__335_4260413120"/><text:bookmark-start text:name="__DdeLink__331_4260413120"/><text:span text:style-name="T13">Q</text:span><text:span text:style-name="T9"> = X + X*</text:span><text:span text:style-name="T13">V</text:span></text:p>
      <text:p text:style-name="P24"><text:bookmark-start text:name="__DdeLink__608_2007942787"/><text:span text:style-name="T10">364</text:span><text:bookmark-start text:name="__DdeLink__318_42604131202"/><text:span text:style-name="T9"> = </text:span><text:span text:style-name="T14">X</text:span><text:span text:style-name="T13"> + </text:span><text:span text:style-name="T14">X</text:span><text:span text:style-name="T13">*0.12</text:span></text:p>
      <text:p text:style-name="P25"><text:bookmark-end text:name="__DdeLink__608_2007942787"/><text:span text:style-name="T10">364</text:span><text:span text:style-name="T9"> = </text:span><text:span text:style-name="T20">X</text:span><text:span text:style-name="T21"> * </text:span><text:span text:style-name="T20">(1 </text:span><text:span text:style-name="T21">+ </text:span><text:span text:style-name="T15">1*</text:span><text:span text:style-name="T14">0.12</text:span><text:span text:style-name="T20">)</text:span></text:p>
      <text:p text:style-name="P25"><text:span text:style-name="T10">364</text:span><text:span text:style-name="T9"> = </text:span><text:span text:style-name="T20">X</text:span><text:span text:style-name="T21"> * </text:span><text:span text:style-name="T14">(1 </text:span><text:span text:style-name="T13">+ </text:span><text:span text:style-name="T14">0.12)</text:span><text:bookmark-end text:name="__DdeLink__318_42604131202"/></text:p>
      <text:p text:style-name="P30"><text:span text:style-name="T19">364/</text:span><text:span text:style-name="T12">(1 + 0.12)</text:span><text:span text:style-name="T19"> = X</text:span></text:p>
      <text:p text:style-name="P30"><text:span text:style-name="T12">364/(1.12)</text:span><text:span text:style-name="T19"> = X</text:span></text:p>
      <text:p text:style-name="P24"><draw:custom-shape text:anchor-type="paragraph" draw:z-index="1" draw:name="Shape1_1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text:bookmark-end text:name="__DdeLink__335_4260413120"/><text:bookmark-end text:name="__DdeLink__331_4260413120"/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bookmark-start text:name="__DdeLink__178_39537446201"/><text:bookmark-start text:name="__DdeLink__172_39537446202"/><text:span text:style-name="T23">ALGEBRA </text:span><text:bookmark-start text:name="__DdeLink__170_39537446202"/><text:bookmark-end text:name="__DdeLink__172_39537446202"/><text:span text:style-name="T22">SKILL LEVEL 1:</text:span><text:bookmark-end text:name="__DdeLink__170_39537446202"/></text:p>
      <text:p text:style-name="P7"><text:bookmark-start text:name="__DdeLink__4_10515361322"/>INPUTS: </text:p>
      <text:p text:style-name="P15">X = 250 //ITEM PRICE</text:p>
      <text:p text:style-name="P15">V = 12% //<text:bookmark-start text:name="__DdeLink__6_10515361322"/>VA<text:span text:style-name="T4">LUE ADDED </text:span>T<text:span text:style-name="T4">AX (VAT)</text:span><text:bookmark-end text:name="__DdeLink__6_10515361322"/></text:p>
      <text:p text:style-name="P17">Q = ? //ITEM PRICE WITH VAT</text:p>
      <text:p text:style-name="P17"/>
      <text:p text:style-name="P21"><text:span text:style-name="T6">TANONG</text:span><text:span text:style-name="T5">: WHAT IS ITEM PRICE WITH VAT?</text:span></text:p>
      <text:p text:style-name="P21"><text:span text:style-name="T6">SAGOT</text:span><text:span text:style-name="T5">:</text:span><text:bookmark-end text:name="__DdeLink__4_10515361322"/></text:p>
      <text:p text:style-name="P15"><text:bookmark-end text:name="__DdeLink__178_39537446201"/></text:p>
      <text:p text:style-name="P15"/>
      <text:p text:style-name="P15"/>
      <text:p text:style-name="P15"/>
      <text:p text:style-name="P15"/>
      <text:p text:style-name="P37">V = <text:span text:style-name="T27">12%</text:span></text:p>
      <text:p text:style-name="P37">V = <text:span text:style-name="T27">12%/100%</text:span></text:p>
      <text:p text:style-name="P41"><text:span text:style-name="T11">V = 0.12</text:span></text:p>
      <text:p text:style-name="P41"><text:span text:style-name="T11"/></text:p>
      <text:p text:style-name="P41"><text:bookmark-start text:name="__DdeLink__592_20079427871"/><text:span text:style-name="T9">Q = </text:span><text:span text:style-name="T13">X</text:span><text:span text:style-name="T9"> + </text:span><text:span text:style-name="T13">X*V</text:span></text:p>
      <text:p text:style-name="P39"><text:bookmark-start text:name="__DdeLink__318_42604131201"/><text:bookmark-end text:name="__DdeLink__592_20079427871"/><text:span text:style-name="T9">Q = </text:span><text:bookmark-start text:name="__DdeLink__594_20079427871"/><text:span text:style-name="T9">250 + </text:span><text:span text:style-name="T13">250*0.12</text:span><text:bookmark-end text:name="__DdeLink__594_20079427871"/></text:p>
      <text:p text:style-name="P42"><text:bookmark-end text:name="__DdeLink__318_42604131201"/><text:span text:style-name="T5">Q = </text:span><text:span text:style-name="T12">250 + 30</text:span></text:p>
      <text:p text:style-name="P36"><draw:custom-shape text:anchor-type="paragraph" draw:z-index="3" draw:name="Shape1_0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/text:p>
      <text:p text:style-name="P15"/>
      <text:p text:style-name="P15"><text:bookmark-start text:name="__DdeLink__196_39537446201"/>-----<text:bookmark-end text:name="__DdeLink__196_39537446201"/></text:p>
      <text:p text:style-name="P8"><text:bookmark-start text:name="__DdeLink__172_395374462011"/><text:span text:style-name="T23">ALGEBRA </text:span><text:bookmark-start text:name="__DdeLink__170_395374462011"/><text:bookmark-end text:name="__DdeLink__172_395374462011"/><text:span text:style-name="T22">SKILL LEVEL </text:span><text:span text:style-name="T24">2</text:span><text:span text:style-name="T22">:</text:span><text:bookmark-end text:name="__DdeLink__170_395374462011"/></text:p>
      <text:p text:style-name="P5">INPUTS: </text:p>
      <text:p text:style-name="P14">X = ? //ITEM PRICE</text:p>
      <text:p text:style-name="P14">V = 12% //<text:bookmark-start text:name="__DdeLink__6_105153613211"/>VA<text:span text:style-name="T4">LUE ADDED </text:span>T<text:span text:style-name="T4">AX (VAT)</text:span><text:bookmark-end text:name="__DdeLink__6_105153613211"/></text:p>
      <text:p text:style-name="P14"><text:span text:style-name="T25">Q</text:span><text:span text:style-name="T24"> = 364 //ITEM PRICE WITH VAT</text:span></text:p>
      <text:p text:style-name="P12"/>
      <text:p text:style-name="P20"><text:span text:style-name="T6">TANONG</text:span><text:span text:style-name="T5">: WHAT IS ITEM PRICE </text:span><text:span text:style-name="T7">WITHOUT VAT</text:span><text:span text:style-name="T5">?</text:span></text:p>
      <text:p text:style-name="P26"><text:span text:style-name="T6">SAGOT</text:span><text:span text:style-name="T5">:</text:span></text:p>
      <text:p text:style-name="P12"/>
      <text:p text:style-name="P12"/>
      <text:p text:style-name="P12"/>
      <text:p text:style-name="P12"/>
      <text:p text:style-name="P12"/>
      <text:p text:style-name="P37">V = <text:span text:style-name="T27">12%</text:span></text:p>
      <text:p text:style-name="P37">V = <text:span text:style-name="T27">12%/100%</text:span></text:p>
      <text:p text:style-name="P43"><text:span text:style-name="T11">V = 0.12</text:span></text:p>
      <text:p text:style-name="P41"><text:span text:style-name="T18"/></text:p>
      <text:p text:style-name="P41"><text:span text:style-name="T13">Q</text:span><text:span text:style-name="T9"> = X + X*</text:span><text:span text:style-name="T13">V</text:span></text:p>
      <text:p text:style-name="P27"><text:span text:style-name="T10">364</text:span><text:bookmark-start text:name="__DdeLink__318_426041312021"/><text:span text:style-name="T9"> = </text:span><text:span text:style-name="T14">X</text:span><text:span text:style-name="T13"> + </text:span><text:span text:style-name="T14">X</text:span><text:span text:style-name="T13">*0.12</text:span></text:p>
      <text:p text:style-name="P27"><text:span text:style-name="T10">364</text:span><text:span text:style-name="T9"> = </text:span><text:span text:style-name="T20">X</text:span><text:span text:style-name="T21"> * </text:span><text:span text:style-name="T20">(1 </text:span><text:span text:style-name="T21">+ </text:span><text:span text:style-name="T15">1*</text:span><text:span text:style-name="T14">0.12</text:span><text:span text:style-name="T20">)</text:span></text:p>
      <text:p text:style-name="P27"><text:span text:style-name="T10">364</text:span><text:span text:style-name="T9"> = </text:span><text:span text:style-name="T20">X</text:span><text:span text:style-name="T21"> * </text:span><text:span text:style-name="T14">(1 </text:span><text:span text:style-name="T13">+ </text:span><text:span text:style-name="T14">0.12)</text:span><text:bookmark-end text:name="__DdeLink__318_426041312021"/></text:p>
      <text:p text:style-name="P31"><text:span text:style-name="T19">364/</text:span><text:span text:style-name="T12">(1 + 0.12)</text:span><text:span text:style-name="T19"> = X</text:span></text:p>
      <text:p text:style-name="P31"><text:span text:style-name="T12">364/(1.12)</text:span><text:span text:style-name="T19"> = X</text:span></text:p>
      <text:p text:style-name="P27"><draw:custom-shape text:anchor-type="paragraph" draw:z-index="2" draw:name="Shape1_2" draw:style-name="gr1" draw:text-style-name="P44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325</text:span><text:span text:style-name="T9"> </text:span><text:span text:style-name="T10">= 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17b791"/>
    </style:style>
    <style:style style:name="MT4" style:family="text">
      <style:text-properties officeooo:rsid="0021f1c2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1</text:span><text:span text:style-name="MT4">3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13T09:07:53.156404701</dc:date>
    <meta:editing-duration>PT57M21S</meta:editing-duration>
    <meta:editing-cycles>32</meta:editing-cycles>
    <meta:generator>LibreOffice/6.4.6.2$Linux_X86_64 LibreOffice_project/40$Build-2</meta:generator>
    <meta:document-statistic meta:table-count="0" meta:image-count="0" meta:object-count="0" meta:page-count="1" meta:paragraph-count="70" meta:word-count="304" meta:character-count="1254" meta:non-whitespace-character-count="1016"/>
  </office:meta>
</office:document-meta>
</file>